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DataManager.applyDelta(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pletDataManager.getCopletData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DataManager.deltaAppl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DataManager.adjustReferences( Object obj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pletDataManager.putCopletData( Coplet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DataManager.getCopl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